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3192"/>
    </style:style>
    <style:style style:name="T1" style:family="text">
      <style:text-properties officeooo:rsid="001f0314"/>
    </style:style>
    <style:style style:name="T2" style:family="text">
      <style:text-properties officeooo:rsid="00003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<text:line-break/>&lt;?php<text:line-break/>/*<text:line-break/>Plugin Name: <text:span text:style-name="T2">Cloud</text:span>Bunny Video Scheduler<text:line-break/>Description: Schedule and stream videos from Bunny.net<text:line-break/>Version: 1.0<text:line-break/>Author: <text:span text:style-name="T2">EstonianWitchesAssociation.ee</text:span><text:line-break/>*/<text:line-break/><text:line-break/>if (!defined('ABSPATH')) exit;<text:line-break/><text:line-break/>class CloudBunnyVideoScheduler {<text:line-break/>private $api_handler;<text:line-break/>private $scheduler;<text:line-break/><text:line-break/>public function __construct() {<text:line-break/>$this-&gt;load_dependencies();<text:line-break/>$this-&gt;init_hooks();<text:line-break/>}<text:line-break/><text:line-break/>private function load_dependencies() {<text:line-break/>require_once plugin_dir_path(__FILE__) . 'includes/class-api-handler.php';<text:line-break/>require_once plugin_dir_path(__FILE__) . 'includes/class-video-post-type.php';<text:line-break/>require_once plugin_dir_path(__FILE__) . 'includes/class-scheduler.php';<text:line-break/>}<text:line-break/><text:line-break/>private function init_hooks() {<text:line-break/>add_action('init', [$this, 'register_post_types']);<text:line-break/>add_action('admin_menu', [$this, 'add_admin_menu']);<text:line-break/>add_action('admin_init', [$this, 'register_settings']);<text:line-break/>}<text:line-break/><text:line-break/>public function register_post_types() {<text:line-break/>$video_post_type = new CloudBunnyVideoPostType();<text:line-break/>$video_post_type-&gt;register();<text:line-break/>}<text:line-break/><text:line-break/>public function add_admin_menu() {<text:line-break/>add_menu_page(<text:line-break/>'CloudBunny Settings', <text:line-break/>'CloudBunny', <text:line-break/>'manage_options', <text:line-break/><text:soft-page-break/>'cloudbunny-settings', <text:line-break/>[$this, 'render_settings_page']<text:line-break/>);<text:line-break/>}<text:line-break/><text:line-break/>public function register_settings() {<text:line-break/>register_setting('cloudbunny_settings_group', 'cloudbunny_api_key');<text:line-break/>register_setting('cloudbunny_settings_group', 'cloudbunny_stream_url');<text:line-break/>}<text:line-break/><text:line-break/>public function render_settings_page() {<text:line-break/>?&gt;<text:line-break/>&lt;div class="wrap"&gt;<text:line-break/>&lt;h1&gt;CloudBunny Video Scheduler Settings&lt;/h1&gt;<text:line-break/>&lt;form method="post" action="options.php"&gt;<text:line-break/>&lt;?php<text:line-break/>settings_fields('cloudbunny_settings_group');<text:line-break/>do_settings_sections('cloudbunny_settings_group');<text:line-break/>?&gt;<text:line-break/>&lt;table class="form-table"&gt;<text:line-break/>&lt;tr&gt;<text:line-break/>&lt;th&gt;API Key&lt;/th&gt;<text:line-break/>&lt;td&gt;<text:line-break/>&lt;input <text:line-break/>type="text" <text:line-break/>name="cloudbunny_api_key" <text:line-break/>value="&lt;?php echo esc_attr(get_option('cloudbunny_api_key')); ?&gt;"<text:line-break/>/&gt;<text:line-break/>&lt;/td&gt;<text:line-break/>&lt;/tr&gt;<text:line-break/>&lt;tr&gt;<text:line-break/>&lt;th&gt;Stream URL&lt;/th&gt;<text:line-break/>&lt;td&gt;<text:line-break/>&lt;input <text:line-break/>type="text" <text:line-break/>name="cloudbunny_stream_url" <text:line-break/>value="&lt;?php echo esc_attr(get_option('cloudbunny_stream_url')); ?&gt;"<text:line-break/>/&gt;<text:line-break/>&lt;/td&gt;<text:line-break/>&lt;/tr&gt;<text:line-break/>&lt;/table&gt;<text:line-break/>&lt;?php submit_button(); ?&gt;<text:line-break/><text:soft-page-break/>&lt;/form&gt;<text:line-break/>&lt;/div&gt;<text:line-break/>&lt;?php<text:line-break/>}<text:line-break/>}<text:line-break/><text:line-break/>new CloudBunnyVideoScheduler();<text:line-break/>```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7T17:48:02.278000000</meta:creation-date>
    <dc:date>2024-12-27T17:59:02.382000000</dc:date>
    <meta:editing-duration>PT49S</meta:editing-duration>
    <meta:editing-cycles>1</meta:editing-cycles>
    <meta:document-statistic meta:table-count="0" meta:image-count="0" meta:object-count="0" meta:page-count="3" meta:paragraph-count="1" meta:word-count="161" meta:character-count="1995" meta:non-whitespace-character-count="1815"/>
    <meta:generator>LibreOffice/7.3.4.2$Windows_X86_64 LibreOffice_project/728fec16bd5f605073805c3c9e7c4212a0120dc5</meta:generator>
  </office:meta>
</office:document-meta>
</file>